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ac4e6" officeooo:paragraph-rsid="001ac4e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ac4e6" officeooo:paragraph-rsid="001ac4e6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fo:font-weight="normal" officeooo:rsid="001ac4e6" officeooo:paragraph-rsid="001ac4e6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1ac4e6" officeooo:paragraph-rsid="001ac4e6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rsid="001ac4e6" officeooo:paragraph-rsid="001ac4e6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officeooo:rsid="001ac4e6" officeooo:paragraph-rsid="001ac4e6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Examples <text:span text:style-name="T1">(Application Programming Interface)</text:span></text:p>
      <text:p text:style-name="P1"/>
      <text:p text:style-name="P2"><text:span text:style-name="T2">Definition:</text:span> An API is any tool that helps connect your program with someone else’s program</text:p>
      <text:p text:style-name="P1"/>
      <text:p text:style-name="P3">Getting data from a server</text:p>
      <text:list text:style-name="L1">
        <text:list-item>
          <text:p text:style-name="P4">The server hosts “an API” – exposed “endpoints” we can access for getting data from the server</text:p>
        </text:list-item>
        <text:list-item>
          <text:p text:style-name="P4">Note that the server doesn’t give us access to everything, just the things they want us to have</text:p>
        </text:list-item>
      </text:list>
      <text:p text:style-name="P3"/>
      <text:p text:style-name="P3">Pre-written code that does cool stuff</text:p>
      <text:list text:style-name="L2">
        <text:list-item>
          <text:p text:style-name="P5">DOM API (.getElementById, e.g.)</text:p>
        </text:list-item>
        <text:list-item>
          <text:p text:style-name="P5">Array methods API (.filter, .map, e.g.)</text:p>
        </text:list-item>
        <text:list-item>
          <text:p text:style-name="P5">3rd-party packages</text:p>
        </text:list-item>
      </text:list>
      <text:p text:style-name="P3"/>
      <text:p text:style-name="P3">How would you describe an API in your own words?</text:p>
      <text:list text:style-name="L3">
        <text:list-item>
          <text:p text:style-name="P6">A tool that allows your code to talk with (use the goodness from) someone else’s code (Web APIs, 3rd-party package, etc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11:43.541000000</meta:creation-date>
    <dc:date>2025-01-24T16:18:57.704000000</dc:date>
    <meta:editing-duration>PT7M14S</meta:editing-duration>
    <meta:editing-cycles>1</meta:editing-cycles>
    <meta:document-statistic meta:table-count="0" meta:image-count="0" meta:object-count="0" meta:page-count="1" meta:paragraph-count="11" meta:word-count="114" meta:character-count="652" meta:non-whitespace-character-count="554"/>
    <meta:generator>LibreOffice/24.8.4.2$Windows_X86_64 LibreOffice_project/bb3cfa12c7b1bf994ecc5649a80400d06cd71002</meta:generator>
  </office:meta>
</office:document-meta>
</file>